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netOptionHandler.getWi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getAccept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setWill(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setAcceptLocal( boolean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getAccept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setDo(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setInitLocal( boolean 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getOptio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lnetOptionHandler.getInit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setAcceptRemote( boolean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TelnetOptionHandler( int optcode , boolean initlocal , boolean initremote , boolean acceptlocal , boolean accept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lnetOptionHandler.getInit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setInitRemote( boolean 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OptionHandler.get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